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ab2 Placeholder</text:p>
      <text:p text:style-name="Normal">So far, I have taken a screenshot of my Lab folder and saved it into the Pictures directory.<text:s/></text:p>
      <text:p text:style-name="Normal">Then I used terminal to initialize a git repository in my workspace folder.</text:p>
      <text:p text:style-name="Normal">Next, I created a new repository on GitHub, named correctly.</text:p>
      <text:p text:style-name="Normal">I added the repository as a remote repo and pulled the diff.</text:p>
      <text:p text:style-name="Normal">I then created a .html file to create a basic website, with a centred name.</text:p>
      <text:p text:style-name="Normal">The next step was to add all files in the local folder to the repo and add my first commit, with message.</text:p>
      <text:p text:style-name="Normal">Lastly, I pushed the repo to github.</text:p>
      <text:p text:style-name="Normal"/>
      <text:p text:style-name="Normal">Lab 2:</text:p>
      <text:p text:style-name="Normal">Firstly, I have created a manual git actions workflow and changed the name of the yaml to deployment.yml</text:p>
      <text:p text:style-name="Normal">Lab 3:</text:p>
      <text:p text:style-name="Normal"/>
      <text:p text:style-name="Normal">The first step in this lab was to pull the repo, and create a styles.css and script.js file in the root of the project</text:p>
      <text:p text:style-name="Normal">Next, we link the styles.css and script.js file in the head. We use defer with the script, so it loads before the page does.</text:p>
      <text:p text:style-name="Normal">We have used the css file to target html items based on class and change their appearance.</text:p>
      <text:p text:style-name="Normal">Next, I used css to style the buttons I made into a navbar, as well as making a responsive “background” contain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RRY ROSS</meta:initial-creator>
    <dc:creator>HARRY ROSS</dc:creator>
    <meta:creation-date>2026-02-10T11:07:00Z</meta:creation-date>
    <dc:date>2026-02-17T11:39:00Z</dc:date>
    <meta:template xlink:href="Normal" xlink:type="simple"/>
    <meta:editing-cycles>9</meta:editing-cycles>
    <meta:editing-duration>PT3120S</meta:editing-duration>
    <meta:document-statistic meta:page-count="1" meta:paragraph-count="2" meta:word-count="164" meta:character-count="1097" meta:row-count="7" meta:non-whitespace-character-count="935"/>
  </office:meta>
</office:document-meta>
</file>